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8b2" officeooo:paragraph-rsid="00006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 Me</text:p>
      <text:p text:style-name="P1"/>
      <text:p text:style-name="P1">Ryan Bohr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9:42:58.526064885</meta:creation-date>
    <dc:date>2024-01-21T19:43:29.518059695</dc:date>
    <meta:editing-duration>PT31S</meta:editing-duration>
    <meta:editing-cycles>1</meta:editing-cycles>
    <meta:document-statistic meta:table-count="0" meta:image-count="0" meta:object-count="0" meta:page-count="1" meta:paragraph-count="2" meta:word-count="4" meta:character-count="18" meta:non-whitespace-character-count="16"/>
    <meta:generator>LibreOffice/7.3.7.2$Linux_X86_64 LibreOffice_project/30$Build-2</meta:generator>
  </office:meta>
</office:document-meta>
</file>